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line-height="138%"/>
      <style:text-properties fo:color="#000000" loext:opacity="100%" style:font-name="Arial" fo:font-size="11pt" fo:font-weight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color="#000000" loext:opacity="100%" style:font-name="Arial" fo:font-size="11pt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/>
      <style:text-properties fo:color="#000000" loext:opacity="100%" style:font-name="Arial" fo:font-size="11pt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8c9a3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8c9a3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a56a9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a56a9" officeooo:paragraph-rsid="000a56a9" style:text-blinking="false" fo:background-color="transparent" style:font-weight-asian="normal" style:font-weight-complex="normal"/>
    </style:style>
    <style:style style:name="P14" style:family="paragraph" style:parent-style-name="Text_20_body" style:list-style-name="L3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a56a9" officeooo:paragraph-rsid="000a56a9" style:text-blinking="false" fo:background-color="transparent" style:font-weight-asian="normal" style:font-weight-complex="normal"/>
    </style:style>
    <style:style style:name="P15" style:family="paragraph" style:parent-style-name="Text_20_body" style:list-style-name="L3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1473" officeooo:paragraph-rsid="000c1473" style:text-blinking="false" fo:background-color="transparent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c1473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1473" officeooo:paragraph-rsid="000c1473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rsid="000c1473" officeooo:paragraph-rsid="000c1473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c1473" style:text-blinking="false" fo:background-color="transparent" style:font-weight-asian="bold" style:font-weight-complex="bold"/>
    </style:style>
    <style:style style:name="P20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c1473" style:text-blinking="false" fo:background-color="transparent"/>
    </style:style>
    <style:style style:name="P21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1473" officeooo:paragraph-rsid="000c1473" style:text-blinking="false" fo:background-color="transparent"/>
    </style:style>
    <style:style style:name="P22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c1473" style:text-blinking="false" fo:background-color="transparent"/>
    </style:style>
    <style:style style:name="P23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1473" officeooo:paragraph-rsid="000c1473" style:text-blinking="false" fo:background-color="transparent"/>
    </style:style>
    <style:style style:name="P24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9475" officeooo:paragraph-rsid="000d9475" style:text-blinking="false" fo:background-color="transparen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c1473" style:text-blinking="false" fo:background-color="transparen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9475" officeooo:paragraph-rsid="000d9475" style:text-blinking="false" fo:background-color="transparent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9475" officeooo:paragraph-rsid="000e84d5" style:text-blinking="false" fo:background-color="transparent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1473" officeooo:paragraph-rsid="000c1473" style:text-blinking="false" fo:background-color="transparent" style:font-weight-asian="normal" style:font-weight-complex="normal"/>
    </style:style>
    <style:style style:name="P29" style:family="paragraph" style:parent-style-name="Text_20_body">
      <style:text-properties fo:font-weight="normal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officeooo:rsid="000e84d5" style:text-blinking="false" fo:background-color="transparent" loext:char-shading-value="0"/>
    </style:style>
    <style:style style:name="T4" style:family="text">
      <style:text-properties officeooo:rsid="000a56a9"/>
    </style:style>
    <style:style style:name="T5" style:family="text">
      <style:text-properties officeooo:rsid="000c1473"/>
    </style:style>
    <style:style style:name="T6" style:family="text">
      <style:text-properties officeooo:rsid="000d9475"/>
    </style:style>
    <style:style style:name="T7" style:family="text">
      <style:text-properties officeooo:rsid="000e84d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22ab874-7fff-4a89-0d3a-4579f69b0aa6"/>Instituto Federal de Educação, Ciência e Tecnologia do Piauí</text:p>
      <text:p text:style-name="P2"/>
      <text:p text:style-name="P3">Aluno: Pedro Lucas da Silva Soares</text:p>
      <text:p text:style-name="P4"><text:span text:style-name="T1">Curso: Análise e Desenvolvimento de Sistemas</text:span><text:span text:style-name="T2"> <text:tab/></text:span><text:span text:style-name="T1">Módulo: II</text:span></text:p>
      <text:p text:style-name="P5"><text:span text:style-name="T1">Matéria: </text:span><text:span text:style-name="T3">Análise e Projeto de Sistemas</text:span><text:span text:style-name="T2"><text:tab/><text:tab/></text:span><text:span text:style-name="T1">Professor: Willyams Moreira Saraiva</text:span></text:p>
      <text:p text:style-name="P6"><text:bookmark text:name="docs-internal-guid-33af3364-7fff-04cf-b2fd-ed931df46b71"/>CASO DE USO 1: REALIZAR MATRÍCULA</text:p>
      <text:p text:style-name="P6">Descrição Geral:</text:p>
      <text:p text:style-name="P3">Permite que o aluno realize sua matrícula em disciplinas que ele irá pagar.</text:p>
      <text:p text:style-name="P6">Ator Principal:</text:p>
      <text:p text:style-name="P3">Aluno</text:p>
      <text:p text:style-name="P7">Pré-condições:</text:p>
      <text:list xml:id="list188043756" text:style-name="L1">
        <text:list-item>
          <text:p text:style-name="P8">O aluno deve já estar cadastrado no sistema, ou cadastrar-se no momento de realizar a matrícula.</text:p>
        </text:list-item>
        <text:list-item>
          <text:p text:style-name="P8">O período de matrícula deve estar aberto.</text:p>
        </text:list-item>
        <text:list-item>
          <text:p text:style-name="P8">O aluno não pode estar formado.</text:p>
        </text:list-item>
      </text:list>
      <text:p text:style-name="P7">Fluxo básico:</text:p>
      <text:list text:style-name="L2">
        <text:list-item>
          <text:p text:style-name="P9">O aluno faz login no sistema.</text:p>
        </text:list-item>
        <text:list-item>
          <text:p text:style-name="P9">O sistema exibe as opções do menu principal</text:p>
        </text:list-item>
        <text:list-item>
          <text:p text:style-name="P9">O aluno entra na aba de matrícula através do menu.</text:p>
        </text:list-item>
        <text:list-item>
          <text:p text:style-name="P9">O aluno seleciona a opção de matricular-se.</text:p>
        </text:list-item>
        <text:list-item>
          <text:p text:style-name="P9">O aluno envia seus documentos.</text:p>
        </text:list-item>
        <text:list-item>
          <text:p text:style-name="P9">O sistema valida se os documentos são verdadeiros.</text:p>
        </text:list-item>
        <text:list-item>
          <text:p text:style-name="P9">O aluno escolhe as disciplinas que deseja cursar.</text:p>
        </text:list-item>
        <text:list-item>
          <text:p text:style-name="P9">O aluno confirma sua matrícula.</text:p>
        </text:list-item>
        <text:list-item>
          <text:p text:style-name="P9">O sistema valida se há vagas disponíveis para cada <text:span text:style-name="T4">disciplina</text:span>.</text:p>
        </text:list-item>
        <text:list-item>
          <text:p text:style-name="P9"><text:s/>O sistema confirma a matrícula e exibe uma mensagem de sucesso.</text:p>
        </text:list-item>
      </text:list>
      <text:p text:style-name="P10">Fluxos alternativos </text:p>
      <text:p text:style-name="P11">A Os documentos são falsos:</text:p>
      <text:p text:style-name="P3"><text:tab/>6.1 O sistema nota que os documentos são falsos.</text:p>
      <text:p text:style-name="P12"><text:tab/>6.2 O sistema exibe uma mensagem de erro e retorna o aluno pro envio de documentos.</text:p>
      <text:p text:style-name="P13">B Não há vagas para as disciplinas escolhidas:</text:p>
      <text:p text:style-name="P13"><text:tab/>9.1 O sistema nota que não há vagas para as disciplinas que já foram totalmente <text:tab/>preenchidas.</text:p>
      <text:p text:style-name="P13"><text:tab/>9.2 O sistema mostra uma mensagem de falha na matrícula e retorna o aluno pra escolha de disciplinas.</text:p>
      <text:p text:style-name="P7">Pós-condição:</text:p>
      <text:list text:style-name="L3">
        <text:list-item>
          <text:p text:style-name="P14">O sistema registra a matricula do aluno no sistema</text:p>
        </text:list-item>
        <text:list-item>
          <text:p text:style-name="P15">As matriculas que o aluno se cadastrou ficam disponíveis para consulta do aluno.</text:p>
        </text:list-item>
      </text:list>
      <text:p text:style-name="P16"><text:bookmark text:name="docs-internal-guid-33af3364-7fff-04cf-b2fd-ed931df46b71 Copia 1"/>CASO DE USO <text:span text:style-name="T5">2</text:span>: </text:p>
      <text:p text:style-name="P16">Descrição Geral:</text:p>
      <text:p text:style-name="P17">Permite que o aluno veja suas notas de forma detalhada.</text:p>
      <text:p text:style-name="P16"><text:soft-page-break/>Ator Principal:</text:p>
      <text:p text:style-name="P18">Aluno</text:p>
      <text:p text:style-name="P19">Pré-condições:</text:p>
      <text:list text:continue-list="list188043756" text:style-name="L1">
        <text:list-item>
          <text:p text:style-name="P20">O <text:span text:style-name="T5">aluno deve estar cadastrado no sistema.</text:span></text:p>
        </text:list-item>
        <text:list-item>
          <text:p text:style-name="P21">O aluno deve estar matriculado em uma ou várias disciplinas.</text:p>
        </text:list-item>
      </text:list>
      <text:p text:style-name="P19">Fluxo básico:</text:p>
      <text:list text:style-name="L4">
        <text:list-item>
          <text:p text:style-name="P22">O aluno faz login no sistema.</text:p>
        </text:list-item>
        <text:list-item>
          <text:p text:style-name="P22">O sistema exibe as opções do menu principal.</text:p>
        </text:list-item>
        <text:list-item>
          <text:p text:style-name="P23">O aluno abre a seção de ensino no menu.</text:p>
        </text:list-item>
        <text:list-item>
          <text:p text:style-name="P23">O aluno seleciona a opção de consultar boletim.</text:p>
        </text:list-item>
        <text:list-item>
          <text:p text:style-name="P23">O sistema <text:span text:style-name="T6">exibe as disciplinas que o aluno está cadastrado.</text:span></text:p>
        </text:list-item>
        <text:list-item>
          <text:p text:style-name="P24">O aluno seleciona qual disciplina quer detalhar as notas.</text:p>
        </text:list-item>
        <text:list-item>
          <text:p text:style-name="P24">O sistema retorna as notas do aluno incluindo a média delas.</text:p>
        </text:list-item>
      </text:list>
      <text:p text:style-name="P19">Fluxos alternativos </text:p>
      <text:p text:style-name="P25">A :</text:p>
      <text:p text:style-name="P26"><text:tab/>5.1 O sistema percebe que o aluno não está matrículado em nenhuma disciplina.</text:p>
      <text:p text:style-name="P26"><text:tab/>5.2 O sistema exibe uma mensagem de que o aluno ainda não matriculou-se em nenhuma <text:tab/>disciplina.</text:p>
      <text:p text:style-name="P27"><text:tab/>5.3 O <text:span text:style-name="T7">sistema oferece a opção do aluno se matricular, caso estiver no período de <text:tab/>matrículas.</text:span></text:p>
      <text:p text:style-name="P19">Pós-condição:</text:p>
      <text:p text:style-name="P28"><text:tab/><text:span text:style-name="T7">Não identifiquei nenhuma.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text:tab/></text:p>
      <text:p text:style-name="P7"><text:tab/></text:p>
      <text:p text:style-name="P29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21:32:06.538802479</meta:creation-date>
    <dc:date>2025-12-15T23:08:44.647805222</dc:date>
    <meta:editing-duration>PT11M56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2" meta:paragraph-count="60" meta:word-count="441" meta:character-count="2685" meta:non-whitespace-character-count="2146"/>
  </office:meta>
</office:document-meta>
</file>